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=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606" calcext:value-type="float">
            <text:p>14606</text:p>
          </table:table-cell>
        </table:table-row>
        <table:table-row table:style-name="ro1">
          <table:table-cell office:value-type="float" office:value="0.00244140625" calcext:value-type="float">
            <text:p>0.0024414063</text:p>
          </table:table-cell>
          <table:table-cell office:value-type="float" office:value="7.1318359375" calcext:value-type="float">
            <text:p>7.131835937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K=2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577" calcext:value-type="float">
            <text:p>118577</text:p>
          </table:table-cell>
        </table:table-row>
        <table:table-row table:style-name="ro1">
          <table:table-cell office:value-type="float" office:value="0.002685546875" calcext:value-type="float">
            <text:p>0.0026855469</text:p>
          </table:table-cell>
          <table:table-cell office:value-type="float" office:value="7.23736572265625" calcext:value-type="float">
            <text:p>7.237365722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K=3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47352" calcext:value-type="float">
            <text:p>947352</text:p>
          </table:table-cell>
        </table:table-row>
        <table:table-row table:style-name="ro1">
          <table:table-cell office:value-type="float" office:value="0.00164794921875" calcext:value-type="float">
            <text:p>0.0016479492</text:p>
          </table:table-cell>
          <table:table-cell office:value-type="float" office:value="7.22772216796875" calcext:value-type="float">
            <text:p>7.227722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0:41:47.714350177</meta:creation-date>
    <dc:date>2019-06-06T10:43:42.189810832</dc:date>
    <meta:editing-duration>PT1M53S</meta:editing-duration>
    <meta:editing-cycles>3</meta:editing-cycles>
    <meta:generator>LibreOffice/5.1.6.2$Linux_X86_64 LibreOffice_project/10m0$Build-2</meta:generator>
    <meta:document-statistic meta:table-count="1" meta:cell-count="15" meta:object-count="0"/>
  </office:meta>
</office:document-meta>
</file>